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4201in"/>
    </style:style>
    <style:style style:name="co2" style:family="table-column">
      <style:table-column-properties fo:break-before="auto" style:column-width="5.3591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2791in"/>
    </style:style>
    <style:style style:name="co5" style:family="table-column">
      <style:table-column-properties fo:break-before="auto" style:column-width="0.6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page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bold"/>
    </style:style>
    <style:style style:name="ce4" style:family="table-cell" style:parent-style-name="Default">
      <style:table-cell-properties fo:wrap-option="wrap" fo:border="0.0008in solid #000000"/>
    </style:style>
    <style:style style:name="ce5" style:family="table-cell" style:parent-style-name="Default">
      <style:table-cell-properties fo:wrap-option="wrap" fo:border="0.0008in solid #000000"/>
      <style:text-properties fo:font-weight="bold"/>
    </style:style>
    <style:style style:name="ce6" style:family="table-cell" style:parent-style-name="Default">
      <style:table-cell-properties fo:wrap-option="wrap" fo:border="0.0008in solid #000000"/>
      <style:text-properties fo:font-weight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Default"/>
          <table:table-cell office:value-type="string">
            <text:p>RV-8 C-GNHK, MSN 80427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>
            <text:p>Ground Run 3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>
            <text:p>Date: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>
            <text:p>Pilot: Kevin Horton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style-name="ce3" office:value-type="string">
            <text:p>Purpose: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>
            <text:p>Engine start and operation with cowling in place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>
            <text:p>Brakes functional check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>
            <text:p>tail wheel steering check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>
            <text:p>low speed taxi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>
            <text:p>Check list validation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style-name="ce3" office:value-type="string">
            <text:p>Pre-Test Events: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nstall engine plenum chamber and cowling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onnect laptop to engine data cabl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onfirm draft checklist in aircraft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7"/>
        </table:table-row>
        <table:table-row table:style-name="ro3">
          <table:table-cell table:style-name="Default"/>
          <table:table-cell table:style-name="ce3" office:value-type="string">
            <text:p>Ground Test Procedure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7"/>
        </table:table-row>
        <table:table-row table:style-name="ro1">
          <table:table-cell/>
          <table:table-cell table:style-name="ce4" office:value-type="string">
            <text:p>Conduct Walk-Around, using draft checklist, noting any discrepancies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>
            <text:p>Laptop Data ON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>
            <text:p>Conduct Before Start Checks, using draft checklist, noting any discrepancie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>
            <text:p>Time RECORD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table:style-name="ce4" office:value-type="string">
            <text:p>Start Engine, using draft checklist, noting any discrepancies</text:p>
          </table:table-cell>
          <table:table-cell table:number-columns-repeated="6"/>
        </table:table-row>
        <table:table-row table:style-name="ro4">
          <table:table-cell/>
          <table:table-cell table:style-name="ce4" office:value-type="string">
            <text:p>Conduct Before Start and After Start Checks, using draft checklist, noting any discrepancies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>
            <text:p>Start Taxi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>
            <text:p>Brake check – left and right brakes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>
            <text:p>Assess visibility from cockpit during taxi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>
            <text:p>Tail wheel steering check – small inputs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>
            <text:p>Tail wheel steering check – large inputs</text:p>
          </table:table-cell>
          <table:table-cell table:number-columns-repeated="6"/>
        </table:table-row>
        <table:table-row table:style-name="ro5">
          <table:table-cell/>
          <table:table-cell table:style-name="ce4" office:value-type="string">
            <text:p>Tail wheel steering check – full rudder – note free castoring. <text:s/>Assess ease of reconnecting tail wheel steering. <text:s/>Note amount of rudder deflection needed to disconnect tail wheel steering.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>
            <text:p>Taxi back to hangar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>
            <text:p>Conduct Run up, using draft checklist, noting any discrepancies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>
            <text:p>Conduct Before Take-Off checklist, noting any discrepancies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>
            <text:p>Conduct After Landing checklist, noting any discrepancies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>
            <text:p>Conduct Shutdown checklist, noting any discrepancie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>
            <text:p>Time RECORD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table:style-name="ce6" office:value-type="string">
            <text:p>Inspect transition from cowling to plenum chamber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7"/>
        </table:table-row>
      </table:table>
      <table:table table:name="Sheet2" table:style-name="ta1" table:print="false">
        <office:forms form:automatic-focus="false" form:apply-design-mode="false"/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office:forms form:automatic-focus="false" form:apply-design-mode="false"/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CA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fo:margin-top="0.25in" fo:margin-bottom="0.25in" fo:margin-left="0.25in" fo:margin-right="0.25in" style:shadow="none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Ground Run 3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1">21/06/2008</text:date>, <text:time>20:3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Kevin Horton</meta:initial-creator>
    <meta:creation-date>2008-06-17T11:13:03</meta:creation-date>
    <dc:creator>Kevin Horton</dc:creator>
    <dc:date>2008-06-21T20:33:55</dc:date>
    <meta:printed-by>Kevin Horton</meta:printed-by>
    <meta:print-date>2008-06-21T20:05:06</meta:print-date>
    <dc:language>en-CA</dc:language>
    <meta:editing-cycles>17</meta:editing-cycles>
    <meta:editing-duration>PT2H18M11S</meta:editing-duration>
    <meta:user-defined meta:name="Info 1"/>
    <meta:user-defined meta:name="Info 2"/>
    <meta:user-defined meta:name="Info 3"/>
    <meta:user-defined meta:name="Info 4"/>
    <meta:document-statistic meta:table-count="3" meta:cell-count="34"/>
  </office:meta>
</office:document-meta>
</file>